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ection_20_2_20_Page_20_Style">
      <style:paragraph-properties style:page-number="auto"/>
      <style:text-properties officeooo:rsid="0021e415" officeooo:paragraph-rsid="0021e415"/>
    </style:style>
    <style:style style:name="P2" style:family="paragraph" style:parent-style-name="Standard" style:master-page-name="Section_20_1_20_Page_20_Style">
      <style:paragraph-properties style:page-number="auto"/>
      <style:text-properties officeooo:paragraph-rsid="00201d8b"/>
    </style:style>
    <style:style style:name="P3" style:family="paragraph" style:parent-style-name="Standard" style:master-page-name="Section_20_1_20_Page_20_Style">
      <style:paragraph-properties style:page-number="auto" fo:break-before="page"/>
      <style:text-properties officeooo:paragraph-rsid="00201d8b"/>
    </style:style>
    <style:style style:name="T1" style:family="text">
      <style:text-properties officeooo:rsid="001b7578"/>
    </style:style>
    <style:style style:name="T2" style:family="text">
      <style:text-properties officeooo:rsid="001c6409"/>
    </style:style>
    <style:style style:name="T3" style:family="text">
      <style:text-properties officeooo:rsid="00201d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&lt;any value&gt;&gt;" text:name="ANY_VALUE"/>
        <text:user-field-decl office:value-type="string" office:string-value="header value 1" text:name="HEADER_VALUE_1"/>
        <text:user-field-decl office:value-type="string" office:string-value="header value 2" text:name="HEADER_VALUE_2"/>
        <text:user-field-decl office:value-type="string" office:string-value="header value 3" text:name="HEADER_VALUE_3"/>
        <text:user-field-decl office:value-type="string" office:string-value="footer value 1" text:name="FOOTER_VALUE_1"/>
        <text:user-field-decl office:value-type="string" office:string-value="footer value 2" text:name="FOOTER_VALUE_2"/>
        <text:user-field-decl office:value-type="string" office:string-value="footer value 3" text:name="FOOTER_VALUE_3"/>
      </text:user-field-decls>
      <text:p text:style-name="P2"><text:span text:style-name="T1">SIMPLE DOCUMENT CONTAINING </text:span><text:span text:style-name="T2">SIMPLE</text:span><text:span text:style-name="T1"> HEADER AND FOOTER.<text:line-break/>Replacing one placeholder: </text:span><text:span text:style-name="T1"><text:user-field-get text:name="ANY_VALUE">&lt;&lt;any value&gt;&gt;</text:user-field-get></text:span><text:span text:style-name="T1">.</text:span></text:p>
      <text:p text:style-name="P3"><text:span text:style-name="T3">Second page, same section.</text:span></text:p>
      <text:p text:style-name="P1">Third page with different page style (Section 2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/>
      </style:header-style>
      <style:footer-style>
        <style:header-footer-properties fo:min-height="6mm" fo:margin-left="0mm" fo:margin-right="0mm" fo:margin-top="4.99mm" fo:background-color="transparent" style:dynamic-spacing="false" draw:fill="none"/>
      </style:footer-style>
    </style:page-layout>
  </office:automatic-styles>
  <office:master-styles>
    <style:master-page style:name="Standard" style:page-layout-name="Mpm1"/>
    <style:master-page style:name="Section_20_2_20_Page_20_Style" style:display-name="Section 2 Page Style" style:page-layout-name="Mpm2">
      <style:header>
        <text:user-field-decls>
          <text:user-field-decl office:value-type="string" office:string-value="header value 2" text:name="HEADER_VALUE_2"/>
        </text:user-field-decls>
        <text:p text:style-name="Header"><text:user-field-get text:name="HEADER_VALUE_2">header value 2</text:user-field-get></text:p>
      </style:header>
      <style:footer>
        <text:user-field-decls>
          <text:user-field-decl office:value-type="string" office:string-value="footer value 2" text:name="FOOTER_VALUE_2"/>
        </text:user-field-decls>
        <text:p text:style-name="Footer"><text:user-field-get text:name="FOOTER_VALUE_2">footer value 2</text:user-field-get>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Section_20_1_20_Page_20_Style" style:display-name="Section 1 Page Style" style:page-layout-name="Mpm9" style:next-style-name="Section_20_2_20_Page_20_Style">
      <style:header>
        <text:user-field-decls>
          <text:user-field-decl office:value-type="string" office:string-value="header value 1" text:name="HEADER_VALUE_1"/>
        </text:user-field-decls>
        <text:p text:style-name="Header"><text:user-field-get text:name="HEADER_VALUE_1">header value 1</text:user-field-get></text:p>
      </style:header>
      <style:footer>
        <text:user-field-decls>
          <text:user-field-decl office:value-type="string" office:string-value="footer value 1" text:name="FOOTER_VALUE_1"/>
        </text:user-field-decls>
        <text:p text:style-name="Footer"><text:user-field-get text:name="FOOTER_VALUE_1">footer value 1</text:user-field-ge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0:57:14.271000000</meta:creation-date>
    <dc:date>2020-03-13T11:12:12.241000000</dc:date>
    <meta:editing-duration>PT4M10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7" meta:word-count="36" meta:character-count="225" meta:non-whitespace-character-count="196"/>
  </office:meta>
</office:document-meta>
</file>